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3783in"/>
    </style:style>
    <style:style style:name="co10" style:family="table-column">
      <style:table-column-properties fo:break-before="auto" style:column-width="3.4071in"/>
    </style:style>
    <style:style style:name="co11" style:family="table-column">
      <style:table-column-properties fo:break-before="auto" style:column-width="0.9272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016in"/>
    </style:style>
    <style:style style:name="co15" style:family="table-column">
      <style:table-column-properties fo:break-before="auto" style:column-width="1.4008in"/>
    </style:style>
    <style:style style:name="ro1" style:family="table-row">
      <style:table-row-properties style:row-height="0.1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07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1.448in" fo:break-before="auto" style:use-optimal-row-height="false"/>
    </style:style>
    <style:style style:name="ro7" style:family="table-row">
      <style:table-row-properties style:row-height="0.3016in" fo:break-before="auto" style:use-optimal-row-height="true"/>
    </style:style>
    <style:style style:name="ro8" style:family="table-row">
      <style:table-row-properties style:row-height="0.2016in" fo:break-before="auto" style:use-optimal-row-height="true"/>
    </style:style>
    <style:style style:name="ro9" style:family="table-row">
      <style:table-row-properties style:row-height="0.1874in" fo:break-before="auto" style:use-optimal-row-height="false"/>
    </style:style>
    <style:style style:name="ro10" style:family="table-row">
      <style:table-row-properties style:row-height="0.3102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3646in" fo:break-before="auto" style:use-optimal-row-height="false"/>
    </style:style>
    <style:style style:name="ro14" style:family="table-row">
      <style:table-row-properties style:row-height="0.1709in" fo:break-before="auto" style:use-optimal-row-height="true"/>
    </style:style>
    <style:style style:name="ro15" style:family="table-row">
      <style:table-row-properties style:row-height="0.3063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Editable_20_Cell" style:data-style-name="N11">
      <style:table-cell-properties style:cell-protect="protected" style:print-content="true" style:diagonal-bl-tr="none" style:diagonal-tl-br="none" fo:border="none"/>
    </style:style>
    <style:style style:name="ce16" style:family="table-cell" style:parent-style-name="Total_20_Summary_20_Values" style:data-style-name="N11">
      <style:table-cell-properties style:cell-protect="protected" style:print-content="true" style:diagonal-bl-tr="none" style:diagonal-tl-br="none" fo:border="none"/>
    </style:style>
    <style:style style:name="ce17"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style:text-align-source="fix" style:repeat-content="false"/>
      <style:paragraph-properties fo:text-align="center" fo:margin-left="0in"/>
    </style:style>
    <style:style style:name="ce25"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Sub-Category_20_Test_20_Headings" style:data-style-name="N0">
      <style:table-cell-properties style:cell-protect="protected" style:print-content="true" style:diagonal-bl-tr="none" style:diagonal-tl-br="none" fo:border="none"/>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0"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center" fo:margin-left="0in"/>
    </style:style>
    <style:style style:name="ce45" style:family="table-cell" style:parent-style-name="Sub-Category_20_Test_20_Headings" style:data-style-name="N0">
      <style:table-cell-properties style:cell-protect="protected" style:print-content="true" style:diagonal-bl-tr="none" style:diagonal-tl-br="none" style:text-align-source="fix" style:repeat-content="false" fo:border="none"/>
      <style:paragraph-properties fo:text-align="center" fo:margin-left="0in"/>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style>
    <style:style style:name="ce52"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56"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6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64"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6" style:family="table-cell" style:parent-style-name="Total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OpenStack</text:p>
          </table:table-cell>
          <table:covered-table-cell table:number-columns-repeated="2" table:style-name="ce14"/>
          <table:table-cell table:number-columns-repeated="252"/>
        </table:table-row>
        <table:table-row table:style-name="ro8">
          <table:table-cell table:style-name="ce6"/>
          <table:table-cell table:style-name="ce9" office:value-type="string" table:number-columns-spanned="3" table:number-rows-spanned="1">
            <text:p>Component type: nova</text:p>
          </table:table-cell>
          <table:covered-table-cell table:number-columns-repeated="2" table:style-name="ce9"/>
          <table:table-cell table:number-columns-repeated="252"/>
        </table:table-row>
        <table:table-row table:style-name="ro8">
          <table:table-cell table:style-name="ce6"/>
          <table:table-cell table:style-name="ce9" office:value-type="string" table:number-columns-spanned="3" table:number-rows-spanned="1">
            <text:p>Usage Setting: Cloud Computing Framework</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1">
          <table:table-cell/>
          <table:table-cell table:style-name="ce12" office:value-type="float" office:value="1">
            <text:p>1</text:p>
          </table:table-cell>
          <table:table-cell office:value-type="string">
            <text:p>Functionality</text:p>
          </table:table-cell>
          <table:table-cell table:style-name="ce15" office:value-type="percentage" office:value="0.25">
            <text:p>25.00%</text:p>
          </table:table-cell>
          <table:table-cell table:number-columns-repeated="252"/>
        </table:table-row>
        <table:table-row table:style-name="ro1">
          <table:table-cell/>
          <table:table-cell table:style-name="ce12" office:value-type="float" office:value="2">
            <text:p>2</text:p>
          </table:table-cell>
          <table:table-cell office:value-type="string">
            <text:p>Efficiency</text:p>
          </table:table-cell>
          <table:table-cell table:style-name="ce15" office:value-type="percentage" office:value="0.1">
            <text:p>10.00%</text:p>
          </table:table-cell>
          <table:table-cell table:number-columns-repeated="252"/>
        </table:table-row>
        <table:table-row table:style-name="ro1">
          <table:table-cell/>
          <table:table-cell table:style-name="ce12" office:value-type="float" office:value="3">
            <text:p>3</text:p>
          </table:table-cell>
          <table:table-cell office:value-type="string">
            <text:p>Support</text:p>
          </table:table-cell>
          <table:table-cell table:style-name="ce15" office:value-type="percentage" office:value="0.15">
            <text:p>15.00%</text:p>
          </table:table-cell>
          <table:table-cell table:number-columns-repeated="252"/>
        </table:table-row>
        <table:table-row table:style-name="ro1">
          <table:table-cell/>
          <table:table-cell table:style-name="ce12" office:value-type="float" office:value="4">
            <text:p>4</text:p>
          </table:table-cell>
          <table:table-cell office:value-type="string">
            <text:p>Documentation</text:p>
          </table:table-cell>
          <table:table-cell table:style-name="ce15" office:value-type="percentage" office:value="0.25">
            <text:p>25.00%</text:p>
          </table:table-cell>
          <table:table-cell table:number-columns-repeated="252"/>
        </table:table-row>
        <table:table-row table:style-name="ro1">
          <table:table-cell/>
          <table:table-cell table:style-name="ce12" office:value-type="float" office:value="5">
            <text:p>5</text:p>
          </table:table-cell>
          <table:table-cell office:value-type="string">
            <text:p>Community</text:p>
          </table:table-cell>
          <table:table-cell table:style-name="ce15" office:value-type="percentage" office:value="0.25">
            <text:p>25.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row table:style-name="ro1" table:number-rows-repeated="1048556">
          <table:table-cell table:number-columns-repeated="256"/>
        </table:table-row>
        <table:table-row table:style-name="ro1">
          <table:table-cell table:number-columns-repeated="256"/>
        </table:table-row>
      </table:table>
      <table:table table:name="OpenStack" table:style-name="ta3" table:print-ranges="OpenStack.A1:OpenStack.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OpenStack</text:p>
          </table:table-cell>
          <table:covered-table-cell table:number-columns-repeated="5" table:style-name="ce19"/>
          <table:table-cell table:style-name="ce65" table:formula="of:=SUM([.G9:.G178])" office:value-type="float" office:value="3.7625">
            <text:p>3.76</text:p>
          </table:table-cell>
          <table:table-cell table:number-columns-repeated="249"/>
        </table:table-row>
        <table:table-row table:style-name="ro1">
          <table:table-cell table:style-name="ce9" office:value-type="string" table:number-columns-spanned="6" table:number-rows-spanned="1">
            <text:p>Component type: Nova</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
              <text:p>4</text:p>
            </table:table-cell>
            <table:table-cell table:style-name="ce61" table:formula="of:=[.F9]*[.E9]" office:value-type="float" office:value="1">
              <text:p>1</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table:formula="of:=[.D12]*[.E12]" office:value-type="float" office:value="1">
                <text:p>1</text:p>
              </table:table-cell>
              <table:table-cell table:style-name="ce61"/>
              <table:table-cell office:value-type="string">
                <text:p>https://wiki.openstack.org/wiki/SystemUsageData</text:p>
              </table:table-cell>
              <table:table-cell table:number-columns-repeated="248"/>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office:value-type="string">
                  <text:p>https://wiki.openstack.org/wiki/QuantumUsage</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1">
                <text:p>1</text:p>
              </table:table-cell>
              <table:table-cell table:style-name="ce62" table:formula="of:=[.D23]*[.E23]" office:value-type="float" office:value="0.15">
                <text:p>0.15</text:p>
              </table:table-cell>
              <table:table-cell table:style-name="ce61"/>
              <table:table-cell office:value-type="string">
                <text:p>http://www.openstack.org/software/start/</text:p>
              </table:table-cell>
              <table:table-cell table:number-columns-repeated="248"/>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office:value-type="string">
                  <text:p>Cloudscaling, Debian, Fedora, Piston Cloud Computing, Red Hat, SwiftStack, SUSE, Ubuntu and Stackops.</text:p>
                </table:table-cell>
                <table:table-cell table:number-columns-repeated="248"/>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table:formula="of:=[.D34]*[.E34]" office:value-type="float" office:value="1.5">
                <text:p>1.5</text:p>
              </table:table-cell>
              <table:table-cell table:style-name="ce61"/>
              <table:table-cell office:value-type="string">
                <text:p>http://www.openstack.org/software/openstack-dashboard/</text:p>
              </table:table-cell>
              <table:table-cell table:number-columns-repeated="248"/>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0"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1">
                <text:p>1</text:p>
              </table:table-cell>
              <table:table-cell table:style-name="ce62" table:formula="of:=[.D45]*[.E45]" office:value-type="float" office:value="0.1">
                <text:p>0.1</text:p>
              </table:table-cell>
              <table:table-cell table:style-name="ce61"/>
              <table:table-cell office:value-type="string">
                <text:p>https://wiki.openstack.org/wiki/Translations</text:p>
              </table:table-cell>
              <table:table-cell table:number-columns-repeated="248"/>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office:value-type="string">
                  <text:p>https://www.transifex.com/projects/p/openstack/</text:p>
                </table:table-cell>
                <table:table-cell table:number-columns-repeated="248"/>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0"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table:formula="of:=[.D56]*[.E56]" office:value-type="float" office:value="1.25">
                <text:p>1.25</text:p>
              </table:table-cell>
              <table:table-cell table:style-name="ce61"/>
              <table:table-cell office:value-type="string">
                <text:p>http://docs.openstack.org/trunk/openstack-ops/content/quotas.html</text:p>
              </table:table-cell>
              <table:table-cell table:number-columns-repeated="248"/>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office:value-type="string">
                  <text:p>http://docs.openstack.org/user-guide-admin/content/cli_set_quotas.html</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0"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3">
              <text:p>3</text:p>
            </table:table-cell>
            <table:table-cell table:style-name="ce61" table:formula="of:=[.F67]*[.E67]" office:value-type="float" office:value="0.3">
              <text:p>0.3</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table:formula="of:=[.D70]*[.E70]" office:value-type="float" office:value="0.9">
                <text:p>0.9</text:p>
              </table:table-cell>
              <table:table-cell table:style-name="ce25"/>
              <table:table-cell office:value-type="string">
                <text:p>http://hal.inria.fr/docs/00/91/69/08/PDF/RR-8421.pdf</text:p>
              </table:table-cell>
              <table:table-cell table:number-columns-repeated="248"/>
            </table:table-row>
            <table:table-row-group table:display="false">
              <table:table-row table:style-name="ro5" table:visibility="collapse">
                <table:table-cell table:style-name="ce17"/>
                <table:table-cell table:style-name="ce30" table:number-columns-repeated="5"/>
                <table:table-cell table:style-name="ce25"/>
                <table:table-cell office:value-type="string">
                  <text:p>http://www.openstack.org/summit/openstack-summit-hong-kong-2013/session-videos/presentation/benchmarking-openstack-performance-at-scale (<text:a xlink:href="http://thoughtsoncloud.com/index.php/2013/12/benchmarking-and-scaling-openstack-in-the-enterprise/?sf20397440=1">http://thoughtsoncloud.com/index.php/2013/12/benchmarking-and-scaling-openstack-in-the-enterprise/?sf20397440=1</text:a>)</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office:value-type="string">
                  <text:p>http://www.mirantis.com/blog/openstack-swift-configurations-performance-benchmarking/</text:p>
                </table:table-cell>
                <table:table-cell table:number-columns-repeated="248"/>
              </table:table-row>
              <table:table-row table:style-name="ro11"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3">
                <text:p>3</text:p>
              </table:table-cell>
              <table:table-cell table:style-name="ce25" table:formula="of:=[.D81]*[.E81]" office:value-type="float" office:value="2.1">
                <text:p>2.1</text:p>
              </table:table-cell>
              <table:table-cell table:style-name="ce25"/>
              <table:table-cell office:value-type="string">
                <text:p>http://www.openstack.org/assets/presentation-media/openstackperformance-v4.pdf</text:p>
              </table:table-cell>
              <table:table-cell table:number-columns-repeated="248"/>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office:value-type="string">
                  <text:p>http://www.slideshare.net/openstackindia/openstack-nova-and-kvm-optimisation</text:p>
                </table:table-cell>
                <table:table-cell table:number-columns-repeated="248"/>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2"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5">
              <text:p>5</text:p>
            </table:table-cell>
            <table:table-cell table:style-name="ce61" table:formula="of:=[.F93]*[.E93]" office:value-type="float" office:value="0.75">
              <text:p>0.7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5">
                <text:p>5</text:p>
              </table:table-cell>
              <table:table-cell table:style-name="ce25" table:formula="of:=[.D96]*[.E96]" office:value-type="float" office:value="5">
                <text:p>5</text:p>
              </table:table-cell>
              <table:table-cell table:style-name="ce25"/>
              <table:table-cell office:value-type="string">
                <text:p>http://www.rackspace.com/cloud/openstack/</text:p>
              </table:table-cell>
              <table:table-cell table:number-columns-repeated="248"/>
            </table:table-row>
            <table:table-row-group table:display="false">
              <table:table-row table:style-name="ro1" table:visibility="collapse">
                <table:table-cell table:style-name="ce17"/>
                <table:table-cell table:style-name="ce30" table:number-columns-repeated="5"/>
                <table:table-cell table:style-name="ce25"/>
                <table:table-cell office:value-type="string">
                  <text:p>http://support.rackspace.com/</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office:value-type="string">
                  <text:p>http://www.mirantis.com/openstack-services/support/</text:p>
                </table:table-cell>
                <table:table-cell table:number-columns-repeated="248"/>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4.45">
              <text:p>4.45</text:p>
            </table:table-cell>
            <table:table-cell table:style-name="ce61" table:formula="of:=[.F108]*[.E108]" office:value-type="float" office:value="1.1125">
              <text:p>1.11</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4">
                <text:p>4</text:p>
              </table:table-cell>
              <table:table-cell table:style-name="ce25" table:formula="of:=[.D111]*[.E111]" office:value-type="float" office:value="2.2">
                <text:p>2.2</text:p>
              </table:table-cell>
              <table:table-cell table:style-name="ce25"/>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display="false">
              <table:table-row table:style-name="ro1" table:visibility="collapse">
                <table:table-cell table:style-name="ce17"/>
                <table:table-cell table:style-name="ce30" table:number-columns-repeated="5"/>
                <table:table-cell table:style-name="ce25"/>
                <table:table-cell office:value-type="string">
                  <text:p>mysql&gt; 2013-11-22</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3"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5">
                <text:p>5</text:p>
              </table:table-cell>
              <table:table-cell table:style-name="ce25" table:formula="of:=[.D124]*[.E124]" office:value-type="float" office:value="2.25">
                <text:p>2.25</text:p>
              </table:table-cell>
              <table:table-cell table:style-name="ce25"/>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office:value-type="string">
                  <text:p>mysql&gt; 45</text:p>
                </table:table-cell>
                <table:table-cell table:number-columns-repeated="248"/>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2.4">
              <text:p>2.4</text:p>
            </table:table-cell>
            <table:table-cell table:style-name="ce61" table:formula="of:=[.F138]*[.E138]" office:value-type="float" office:value="0.6">
              <text:p>0.6</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3">
                <text:p>3</text:p>
              </table:table-cell>
              <table:table-cell table:style-name="ce25" table:formula="of:=[.D141]*[.E141]" office:value-type="float" office:value="0.9">
                <text:p>0.9</text:p>
              </table:table-cell>
              <table:table-cell table:style-name="ce25"/>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1" table:visibility="collapse">
                <table:table-cell table:style-name="ce17"/>
                <table:table-cell table:style-name="ce30" table:number-columns-repeated="5"/>
                <table:table-cell table:style-name="ce25"/>
                <table:table-cell office:value-type="string">
                  <text:p>mysql&gt; </text:p>
                </table:table-cell>
                <table:table-cell office:value-type="float" office:value="78">
                  <text:p>78</text:p>
                </table:table-cell>
                <table:table-cell table:number-columns-repeated="247"/>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office:value-type="string">
                  <text:p>mysql&gt; SELECT COUNT(s.id) FROM scmlog s, people p WHERE s.committer_id=p.id AND YEAR(s.date)="2013" AND MONTH(s.date)="11";</text:p>
                </table:table-cell>
                <table:table-cell table:number-columns-repeated="248"/>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office:value-type="string">
                  <text:p>mysql&gt; </text:p>
                </table:table-cell>
                <table:table-cell office:value-type="float" office:value="395">
                  <text:p>395</text:p>
                </table:table-cell>
                <table:table-cell table:number-columns-repeated="247"/>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office:value-type="string">
                  <text:p>com/dev:</text:p>
                </table:table-cell>
                <table:table-cell table:formula="of:=[.$I145]/[.$I142]" office:value-type="float" office:value="5.06410256410256">
                  <text:p>5.06</text:p>
                </table:table-cell>
                <table:table-cell table:number-columns-repeated="247"/>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1">
                <text:p>1</text:p>
              </table:table-cell>
              <table:table-cell table:style-name="ce25" table:formula="of:=[.D154]*[.E154]" office:value-type="float" office:value="0.3">
                <text:p>0.3</text:p>
              </table:table-cell>
              <table:table-cell table:style-name="ce25"/>
              <table:table-cell office:value-type="string">
                <text:p>mysql&gt; SELECT COUNT(DISTINCT(file_path)) FROM file_links;</text:p>
              </table:table-cell>
              <table:table-cell table:number-columns-repeated="248"/>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office:value-type="string">
                  <text:p>mysql&gt; </text:p>
                </table:table-cell>
                <table:table-cell office:value-type="float" office:value="9762">
                  <text:p>9762</text:p>
                </table:table-cell>
                <table:table-cell table:number-columns-repeated="247"/>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2"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office:value-type="string">
                  <text:p>mysql&gt; </text:p>
                </table:table-cell>
                <table:table-cell office:value-type="float" office:value="8867">
                  <text:p>8867</text:p>
                </table:table-cell>
                <table:table-cell table:number-columns-repeated="247"/>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table-cell office:value-type="string">
                  <text:p>fd/tf:</text:p>
                </table:table-cell>
                <table:table-cell table:formula="of:=[.I158]/[.I155]" office:value-type="float" office:value="0.908317967629584">
                  <text:p>0.91</text:p>
                </table:table-cell>
                <table:table-cell table:number-columns-repeated="247"/>
              </table:table-row>
              <table:table-row table:style-name="ro5"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3">
                <text:p>3</text:p>
              </table:table-cell>
              <table:table-cell table:style-name="ce25" table:formula="of:=[.D167]*[.E167]" office:value-type="float" office:value="1.2">
                <text:p>1.2</text:p>
              </table:table-cell>
              <table:table-cell/>
              <table:table-cell office:value-type="string">
                <text:p>mysql&gt; SELECT COUNT(s.id) FROM scmlog s, people p WHERE YEAR(s.date)="2012" AND s.committer_id=p.id;</text:p>
              </table:table-cell>
              <table:table-cell table:number-columns-repeated="248"/>
            </table:table-row>
            <table:table-row-group>
              <table:table-row table:style-name="ro1">
                <table:table-cell/>
                <table:table-cell table:style-name="ce36" table:number-columns-spanned="5" table:number-rows-spanned="1"/>
                <table:covered-table-cell table:number-columns-repeated="4" table:style-name="ce25"/>
                <table:table-cell/>
                <table:table-cell office:value-type="string">
                  <text:p>mysql&gt; </text:p>
                </table:table-cell>
                <table:table-cell office:value-type="float" office:value="6543">
                  <text:p>6543</text:p>
                </table:table-cell>
                <table:table-cell table:number-columns-repeated="247"/>
              </table:table-row>
              <table:table-row table:style-name="ro1">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0">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table-cell office:value-type="string">
                  <text:p>mysql&gt; SELECT COUNT(s.id) FROM scmlog s, people p WHERE YEAR(s.date)="2013" AND s.committer_id=p.id;</text:p>
                </table:table-cell>
                <table:table-cell table:number-columns-repeated="248"/>
              </table:table-row>
              <table:table-row table:style-name="ro1">
                <table:table-cell/>
                <table:table-cell table:style-name="ce38" table:number-columns-spanned="4" table:number-rows-spanned="1"/>
                <table:covered-table-cell table:number-columns-repeated="3" table:style-name="ce50"/>
                <table:table-cell table:style-name="ce57"/>
                <table:table-cell/>
                <table:table-cell office:value-type="string">
                  <text:p>mysql&gt; </text:p>
                </table:table-cell>
                <table:table-cell office:value-type="float" office:value="7713">
                  <text:p>7713</text:p>
                </table:table-cell>
                <table:table-cell table:number-columns-repeated="247"/>
              </table:table-row>
              <table:table-row table:style-name="ro1">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5">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table-cell office:value-type="string">
                  <text:p>PR:</text:p>
                </table:table-cell>
                <table:table-cell table:formula="of:=(([.I171]-[.I168])/[.I168])*100" office:value-type="float" office:value="17.8817056396149">
                  <text:p>17.88</text:p>
                </table:table-cell>
                <table:table-cell table:number-columns-repeated="247"/>
              </table:table-row>
              <table:table-row table:style-name="ro5">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5">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CloudStack" table:style-name="ta3" table:print-ranges="CloudStack.A1:CloudStack.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CloudStack</text:p>
          </table:table-cell>
          <table:covered-table-cell table:number-columns-repeated="5" table:style-name="ce19"/>
          <table:table-cell table:style-name="ce65" table:formula="of:=SUM([.G9:.G178])" office:value-type="float" office:value="4.1625">
            <text:p>4.16</text:p>
          </table:table-cell>
          <table:table-cell table:number-columns-repeated="249"/>
        </table:table-row>
        <table:table-row table:style-name="ro1">
          <table:table-cell table:style-name="ce9" office:value-type="string" table:number-columns-spanned="6" table:number-rows-spanned="1">
            <text:p>Component type: </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4">
              <text:p>4.4</text:p>
            </table:table-cell>
            <table:table-cell table:style-name="ce61" table:formula="of:=[.F9]*[.E9]" office:value-type="float" office:value="1.1">
              <text:p>1.1</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office:value-type="float" office:value="1.5">
                <text:p>1.5</text:p>
              </table:table-cell>
              <table:table-cell table:style-name="ce61"/>
              <table:table-cell table:number-columns-repeated="249"/>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1">
                <text:p>1</text:p>
              </table:table-cell>
              <table:table-cell table:style-name="ce62" office:value-type="float" office:value="0.1">
                <text:p>0.1</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1">
                <text:p>1</text:p>
              </table:table-cell>
              <table:table-cell table:style-name="ce62" office:value-type="float" office:value="0.3">
                <text:p>0.3</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office:value-type="float" office:value="1.5">
                <text:p>1.5</text:p>
              </table:table-cell>
              <table:table-cell table:style-name="ce61"/>
              <table:table-cell table:number-columns-repeated="249"/>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3">
              <text:p>3</text:p>
            </table:table-cell>
            <table:table-cell table:style-name="ce61" table:formula="of:=[.F67]*[.E67]" office:value-type="float" office:value="0.3">
              <text:p>0.3</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office:value-type="float" office:value="1.5">
                <text:p>1.5</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3">
                <text:p>3</text:p>
              </table:table-cell>
              <table:table-cell table:style-name="ce25" office:value-type="float" office:value="1.5">
                <text:p>1.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2"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14"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3">
              <text:p>3</text:p>
            </table:table-cell>
            <table:table-cell table:style-name="ce61" table:formula="of:=[.F93]*[.E93]" office:value-type="float" office:value="0.45">
              <text:p>0.4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5">
                <text:p>5</text:p>
              </table:table-cell>
              <table:table-cell table:style-name="ce25"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5">
              <text:p>5</text:p>
            </table:table-cell>
            <table:table-cell table:style-name="ce61" table:formula="of:=[.F108]*[.E108]" office:value-type="float" office:value="1.25">
              <text:p>1.2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4">
                <text:p>4</text:p>
              </table:table-cell>
              <table:table-cell table:style-name="ce25" office:value-type="float" office:value="2">
                <text:p>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3"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5">
                <text:p>5</text:p>
              </table:table-cell>
              <table:table-cell table:style-name="ce25"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14"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14"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4.25">
              <text:p>4.25</text:p>
            </table:table-cell>
            <table:table-cell table:style-name="ce61" table:formula="of:=[.F138]*[.E138]" office:value-type="float" office:value="1.0625">
              <text:p>1.06</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3">
                <text:p>3</text:p>
              </table:table-cell>
              <table:table-cell table:style-name="ce25" office:value-type="float" office:value="1">
                <text:p>1</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1">
                <text:p>1</text:p>
              </table:table-cell>
              <table:table-cell table:style-name="ce25" office:value-type="float" office:value="1.25">
                <text:p>1.2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2"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14"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3">
                <text:p>3</text:p>
              </table:table-cell>
              <table:table-cell table:style-name="ce25" office:value-type="float" office:value="2">
                <text:p>2</text:p>
              </table:table-cell>
              <table:table-cell table:number-columns-repeated="250"/>
            </table:table-row>
            <table:table-row-group table:display="false">
              <table:table-row table:style-name="ro1" table:visibility="collapse">
                <table:table-cell/>
                <table:table-cell table:style-name="ce36" table:number-columns-spanned="5" table:number-rows-spanned="1"/>
                <table:covered-table-cell table:number-columns-repeated="4" table:style-name="ce25"/>
                <table:table-cell table:number-columns-repeated="250"/>
              </table:table-row>
              <table:table-row table:style-name="ro1" table:visibility="collapse">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5" table:visibility="collapse">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number-columns-repeated="250"/>
              </table:table-row>
              <table:table-row table:style-name="ro1" table:visibility="collapse">
                <table:table-cell/>
                <table:table-cell table:style-name="ce38" table:number-columns-spanned="4" table:number-rows-spanned="1"/>
                <table:covered-table-cell table:number-columns-repeated="3" table:style-name="ce50"/>
                <table:table-cell table:style-name="ce57"/>
                <table:table-cell table:number-columns-repeated="250"/>
              </table:table-row>
              <table:table-row table:style-name="ro1" table:visibility="collapse">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14"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14" table:visibility="collapse">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OpenNebula" table:style-name="ta3" table:print-ranges="OpenNebula.A1:OpenNebula.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OpenNebula</text:p>
          </table:table-cell>
          <table:covered-table-cell table:number-columns-repeated="5" table:style-name="ce19"/>
          <table:table-cell table:style-name="ce65" table:formula="of:=SUM([.G9:.G178])" office:value-type="float" office:value="3.2825">
            <text:p>3.28</text:p>
          </table:table-cell>
          <table:table-cell table:number-columns-repeated="249"/>
        </table:table-row>
        <table:table-row table:style-name="ro1">
          <table:table-cell table:style-name="ce9" office:value-type="string" table:number-columns-spanned="6" table:number-rows-spanned="1">
            <text:p>Component type: one</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2">
              <text:p>4.2</text:p>
            </table:table-cell>
            <table:table-cell table:style-name="ce61" table:formula="of:=[.F9]*[.E9]" office:value-type="float" office:value="1.05">
              <text:p>1.05</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1">
                <text:p>1</text:p>
              </table:table-cell>
              <table:table-cell table:style-name="ce62" office:value-type="float" office:value="0.2">
                <text:p>0.2</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1">
                <text:p>1</text:p>
              </table:table-cell>
              <table:table-cell table:style-name="ce6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2">
              <text:p>2</text:p>
            </table:table-cell>
            <table:table-cell table:style-name="ce61" table:formula="of:=[.F67]*[.E67]" office:value-type="float" office:value="0.2">
              <text:p>0.2</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office:value-type="float" office:value="1.5">
                <text:p>1.5</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3">
                <text:p>3</text:p>
              </table:table-cell>
              <table:table-cell table:style-name="ce25" office:value-type="float" office:value="0.5">
                <text:p>0.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2"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14"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3">
              <text:p>3</text:p>
            </table:table-cell>
            <table:table-cell table:style-name="ce61" table:formula="of:=[.F93]*[.E93]" office:value-type="float" office:value="0.45">
              <text:p>0.4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5">
                <text:p>5</text:p>
              </table:table-cell>
              <table:table-cell table:style-name="ce25"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4">
              <text:p>4</text:p>
            </table:table-cell>
            <table:table-cell table:style-name="ce61" table:formula="of:=[.F108]*[.E108]" office:value-type="float" office:value="1">
              <text:p>1</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4">
                <text:p>4</text:p>
              </table:table-cell>
              <table:table-cell table:style-name="ce25" office:value-type="float" office:value="2">
                <text:p>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3"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5">
                <text:p>5</text:p>
              </table:table-cell>
              <table:table-cell table:style-name="ce25" office:value-type="float" office:value="2">
                <text:p>2</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14"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14"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2.33">
              <text:p>2.33</text:p>
            </table:table-cell>
            <table:table-cell table:style-name="ce61" table:formula="of:=[.F138]*[.E138]" office:value-type="float" office:value="0.5825">
              <text:p>0.58</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3">
                <text:p>3</text:p>
              </table:table-cell>
              <table:table-cell table:style-name="ce25" office:value-type="float" office:value="1.67">
                <text:p>1.67</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1">
                <text:p>1</text:p>
              </table:table-cell>
              <table:table-cell table:style-name="ce25" office:value-type="float" office:value="0.33">
                <text:p>0.33</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2"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14"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3">
                <text:p>3</text:p>
              </table:table-cell>
              <table:table-cell table:style-name="ce25" office:value-type="float" office:value="0.33">
                <text:p>0.33</text:p>
              </table:table-cell>
              <table:table-cell table:number-columns-repeated="250"/>
            </table:table-row>
            <table:table-row-group table:display="false">
              <table:table-row table:style-name="ro1" table:visibility="collapse">
                <table:table-cell/>
                <table:table-cell table:style-name="ce36" table:number-columns-spanned="5" table:number-rows-spanned="1"/>
                <table:covered-table-cell table:number-columns-repeated="4" table:style-name="ce25"/>
                <table:table-cell table:number-columns-repeated="250"/>
              </table:table-row>
              <table:table-row table:style-name="ro1" table:visibility="collapse">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5" table:visibility="collapse">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number-columns-repeated="250"/>
              </table:table-row>
              <table:table-row table:style-name="ro1" table:visibility="collapse">
                <table:table-cell/>
                <table:table-cell table:style-name="ce38" table:number-columns-spanned="4" table:number-rows-spanned="1"/>
                <table:covered-table-cell table:number-columns-repeated="3" table:style-name="ce50"/>
                <table:table-cell table:style-name="ce57"/>
                <table:table-cell table:number-columns-repeated="250"/>
              </table:table-row>
              <table:table-row table:style-name="ro1" table:visibility="collapse">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14"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14" table:visibility="collapse">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Eucalyptus" table:style-name="ta3" table:print-ranges="Eucalyptus.A1:Eucalyptus.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Eucalyptus</text:p>
          </table:table-cell>
          <table:covered-table-cell table:number-columns-repeated="5" table:style-name="ce19"/>
          <table:table-cell table:style-name="ce65" table:formula="of:=SUM([.G9:.G178])" office:value-type="float" office:value="3.825">
            <text:p>3.83</text:p>
          </table:table-cell>
          <table:table-cell table:number-columns-repeated="249"/>
        </table:table-row>
        <table:table-row table:style-name="ro1">
          <table:table-cell table:style-name="ce9" office:value-type="string" table:number-columns-spanned="6" table:number-rows-spanned="1">
            <text:p>Component type: </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8">
              <text:p>4.8</text:p>
            </table:table-cell>
            <table:table-cell table:style-name="ce61" table:formula="of:=[.F9]*[.E9]" office:value-type="float" office:value="1.2">
              <text:p>1.2</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office:value-type="float" office:value="1.5">
                <text:p>1.5</text:p>
              </table:table-cell>
              <table:table-cell table:style-name="ce61"/>
              <table:table-cell table:number-columns-repeated="249"/>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1">
                <text:p>1</text:p>
              </table:table-cell>
              <table:table-cell table:style-name="ce6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1">
                <text:p>1</text:p>
              </table:table-cell>
              <table:table-cell table:style-name="ce62" office:value-type="float" office:value="0.3">
                <text:p>0.3</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3">
              <text:p>3</text:p>
            </table:table-cell>
            <table:table-cell table:style-name="ce61" table:formula="of:=[.F67]*[.E67]" office:value-type="float" office:value="0.3">
              <text:p>0.3</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office:value-type="float" office:value="1.5">
                <text:p>1.5</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3">
                <text:p>3</text:p>
              </table:table-cell>
              <table:table-cell table:style-name="ce25" office:value-type="float" office:value="1.5">
                <text:p>1.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2"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14"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3">
              <text:p>3</text:p>
            </table:table-cell>
            <table:table-cell table:style-name="ce61" table:formula="of:=[.F93]*[.E93]" office:value-type="float" office:value="0.45">
              <text:p>0.4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5">
                <text:p>5</text:p>
              </table:table-cell>
              <table:table-cell table:style-name="ce25"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4.5">
              <text:p>4.5</text:p>
            </table:table-cell>
            <table:table-cell table:style-name="ce61" table:formula="of:=[.F108]*[.E108]" office:value-type="float" office:value="1.125">
              <text:p>1.13</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4">
                <text:p>4</text:p>
              </table:table-cell>
              <table:table-cell table:style-name="ce25" office:value-type="float" office:value="2">
                <text:p>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3"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5">
                <text:p>5</text:p>
              </table:table-cell>
              <table:table-cell table:style-name="ce25" office:value-type="float" office:value="2.5">
                <text:p>2.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14"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14"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14"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3">
              <text:p>3</text:p>
            </table:table-cell>
            <table:table-cell table:style-name="ce61" table:formula="of:=[.F138]*[.E138]" office:value-type="float" office:value="0.75">
              <text:p>0.7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3">
                <text:p>3</text:p>
              </table:table-cell>
              <table:table-cell table:style-name="ce25" office:value-type="float" office:value="1.6">
                <text:p>1.6</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1">
                <text:p>1</text:p>
              </table:table-cell>
              <table:table-cell table:style-name="ce25" office:value-type="float" office:value="0.2">
                <text:p>0.2</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2"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14"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3">
                <text:p>3</text:p>
              </table:table-cell>
              <table:table-cell table:style-name="ce25" office:value-type="float" office:value="1.2">
                <text:p>1.2</text:p>
              </table:table-cell>
              <table:table-cell table:number-columns-repeated="250"/>
            </table:table-row>
            <table:table-row-group table:display="false">
              <table:table-row table:style-name="ro1" table:visibility="collapse">
                <table:table-cell/>
                <table:table-cell table:style-name="ce36" table:number-columns-spanned="5" table:number-rows-spanned="1"/>
                <table:covered-table-cell table:number-columns-repeated="4" table:style-name="ce25"/>
                <table:table-cell table:number-columns-repeated="250"/>
              </table:table-row>
              <table:table-row table:style-name="ro1" table:visibility="collapse">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5" table:visibility="collapse">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number-columns-repeated="250"/>
              </table:table-row>
              <table:table-row table:style-name="ro1" table:visibility="collapse">
                <table:table-cell/>
                <table:table-cell table:style-name="ce38" table:number-columns-spanned="4" table:number-rows-spanned="1"/>
                <table:covered-table-cell table:number-columns-repeated="3" table:style-name="ce50"/>
                <table:table-cell table:style-name="ce57"/>
                <table:table-cell table:number-columns-repeated="250"/>
              </table:table-row>
              <table:table-row table:style-name="ro1" table:visibility="collapse">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14"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14" table:visibility="collapse">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14" table:visibility="collapse">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OpenStack.$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date>2014-01-09T20:19:34</dc:date>
    <meta:print-date>2005-07-25T11:10:23</meta:print-date>
    <dc:language>en-US</dc:language>
    <meta:editing-cycles>162</meta:editing-cycles>
    <meta:editing-duration>PT14H4M20S</meta:editing-duration>
    <dc:creator>dgamez </dc:creator>
    <meta:document-statistic meta:table-count="6" meta:cell-count="1398" meta:object-count="0"/>
    <meta:user-defined meta:name="Info 1"/>
    <meta:user-defined meta:name="Info 2"/>
    <meta:user-defined meta:name="Info 3"/>
    <meta:user-defined meta:name="Info 4"/>
  </office:meta>
</office:document-meta>
</file>